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BCEB09F29CA368D5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54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ff0000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margin-top="0cm" fo:margin-bottom="0.508cm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eam Error</text:span></text:p>
          </draw:text-box>
        </draw:frame>
        <draw:frame presentation:style-name="pr2" draw:text-style-name="P4" draw:layer="layout" svg:width="25.199cm" svg:height="14.788cm" svg:x="1.4cm" svg:y="4.458cm" presentation:class="subtitle" presentation:user-transformed="true">
          <draw:text-box>
            <text:p/>
            <text:p text:style-name="P2"><text:span text:style-name="T2">Projekt: </text:span><text:span text:style-name="T3">Trip calculator</text:span></text:p>
            <text:p><text:span text:style-name="T4">http://team-error.jjdd1.is-academy.pl/</text:span></text:p>
            <text:p/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Zespół:</text:span></text:p>
            <text:p text:style-name="P3"><text:span text:style-name="T6">Iga Falkowska</text:span></text:p>
            <text:p text:style-name="P3"><text:span text:style-name="T6">Samuli Laine-Zamojski</text:span></text:p>
            <text:p text:style-name="P3"><text:span text:style-name="T6">Sebastian Łoś</text:span></text:p>
            <text:p text:style-name="P3"><text:span text:style-name="T6">Krystian Skrzyszewski</text:span></text:p>
          </draw:text-box>
        </draw:frame>
        <draw:frame draw:style-name="gr1" draw:text-style-name="P5" draw:layer="layout" svg:width="13.588cm" svg:height="10.055cm" svg:x="1.652cm" svg:y="10.265cm">
          <draw:image xlink:href="Pictures/1000020100000258000001BCEB09F29CA368D5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23:38:12.264603733</meta:creation-date>
    <dc:date>2017-05-28T23:54:14.710872452</dc:date>
    <meta:editing-duration>PT28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